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0E00000275CF40ECE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2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center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Campus Radio Portal</text:h>
      <text:h text:style-name="P3" text:outline-level="2">ER Model Diagram</text:h>
      <text:p text:style-name="P1"><draw:frame draw:style-name="fr1" draw:name="graphics1" text:anchor-type="paragraph" svg:y="0.3098in" svg:width="6.8201in" svg:height="5.4902in" draw:z-index="0"><draw:image xlink:href="Pictures/100000000000030E00000275CF40ECE1.png" xlink:type="simple" xlink:show="embed" xlink:actuate="onLoad"/></draw:frame>Kartik Singhal &amp; Aviral Nig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5902in" fo:margin-bottom="0.59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4T12:04:54</meta:creation-date>
    <dc:date>2011-03-14T12:10:15</dc:date>
    <meta:editing-duration>PT5M3S</meta:editing-duration>
    <meta:editing-cycles>2</meta:editing-cycles>
    <meta:generator>LibreOffice/3.3$Unix LibreOffice_project/330m19$Build-8</meta:generator>
    <meta:document-statistic meta:table-count="0" meta:image-count="1" meta:object-count="0" meta:page-count="1" meta:paragraph-count="3" meta:word-count="11" meta:character-count="64"/>
  </office:meta>
</office:document-meta>
</file>